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7"/>
    <style:style style:name="ce3" style:family="table-cell" style:parent-style-name="Default" style:data-style-name="N30"/>
    <style:style style:name="ce4" style:family="table-cell" style:parent-style-name="Default" style:data-style-name="N21"/>
    <style:style style:name="ce5" style:family="table-cell" style:parent-style-name="Default" style:data-style-name="N2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Default_1">
            <text:p>n</text:p>
          </table:table-cell>
          <table:table-cell office:value-type="string" table:style-name="Default_1">
            <text:p>p</text:p>
          </table:table-cell>
          <table:table-cell office:value-type="string" table:style-name="ce2">
            <text:p>J</text:p>
          </table:table-cell>
          <table:table-cell office:value-type="string" table:style-name="Default_1">
            <text:p>E(KeV)</text:p>
          </table:table-cell>
          <table:table-cell table:number-columns-repeated="3" table:style-name="ce1"/>
          <table:table-cell office:value-type="string" table:style-name="ce1">
            <text:p>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systimatics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uncertain</text:p>
          </table:table-cell>
          <table:table-cell table:number-columns-repeated="16370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303" table:style-name="Default_1">
            <text:p>30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407" table:style-name="Default_1">
            <text:p>407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float" office:value="1040.8399999999999" table:style-name="Default_1">
            <text:p>1040.84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1887.87" table:style-name="Default_1">
            <text:p>1887.87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2908.6" table:style-name="Default_1">
            <text:p>2908.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3.9" table:style-name="ce5">
            <text:p>443.9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/2</text:p>
          </table:table-cell>
          <table:table-cell office:value-type="float" office:value="77.040000000000006" table:style-name="Default_1">
            <text:p>77.04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17.3" table:style-name="ce5">
            <text:p>1117.3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138.80000000000001" table:style-name="Default_1">
            <text:p>138.8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006.4" table:style-name="ce5">
            <text:p>2006.4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069.4" table:style-name="ce5">
            <text:p>3069.4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1/2</text:p>
          </table:table-cell>
          <table:table-cell office:value-type="float" office:value="769" table:style-name="Default_1">
            <text:p>769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276.3999999999996" table:style-name="ce5">
            <text:p>4276.4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3/2</text:p>
          </table:table-cell>
          <table:table-cell office:value-type="float" office:value="880.3" table:style-name="Default_1">
            <text:p>880.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0" table:style-name="ce5">
            <text:p>0.00</text:p>
          </table:table-cell>
          <table:table-cell office:value-type="float" office:value="1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5/2</text:p>
          </table:table-cell>
          <table:table-cell office:value-type="float" office:value="1662.9" table:style-name="Default_1">
            <text:p>1662.9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/2</text:p>
          </table:table-cell>
          <table:table-cell office:value-type="float" office:value="754.8" table:style-name="ce5">
            <text:p>754.80</text:p>
          </table:table-cell>
          <table:table-cell office:value-type="float" office:value="1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7/2</text:p>
          </table:table-cell>
          <table:table-cell office:value-type="float" office:value="1817.4" table:style-name="Default_1">
            <text:p>1817.4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/2</text:p>
          </table:table-cell>
          <table:table-cell office:value-type="float" office:value="1707.1" table:style-name="ce1">
            <text:p>1707.1</text:p>
          </table:table-cell>
          <table:table-cell office:value-type="float" office:value="150" table:style-name="ce1">
            <text:p>150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1/2</text:p>
          </table:table-cell>
          <table:table-cell office:value-type="float" office:value="2913" table:style-name="Default_1">
            <text:p>291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/2</text:p>
          </table:table-cell>
          <table:table-cell office:value-type="float" office:value="2808.9" table:style-name="ce5">
            <text:p>2808.90</text:p>
          </table:table-cell>
          <table:table-cell office:value-type="float" office:value="150" table:style-name="ce1">
            <text:p>150</text:p>
          </table:table-cell>
          <table:table-cell table:number-columns-repeated="16372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9/2</text:p>
          </table:table-cell>
          <table:table-cell office:value-type="float" office:value="4530.3999999999996" table:style-name="ce5">
            <text:p>4530.40</text:p>
          </table:table-cell>
          <table:table-cell office:value-type="float" office:value="150" table:style-name="ce1">
            <text:p>150</text:p>
          </table:table-cell>
          <table:table-cell table:number-columns-repeated="16372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0</text:p>
          </table:table-cell>
          <table:table-cell office:value-type="string" table:style-name="Default_1">
            <text:p>1244(?)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3/2</text:p>
          </table:table-cell>
          <table:table-cell office:value-type="float" office:value="5599.6" table:style-name="ce5">
            <text:p>5599.60</text:p>
          </table:table-cell>
          <table:table-cell office:value-type="float" office:value="150" table:style-name="ce1">
            <text:p>150</text:p>
          </table:table-cell>
          <table:table-cell table:number-columns-repeated="16372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539.91999999999996" table:style-name="Default_1">
            <text:p>539.9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0</text:p>
          </table:table-cell>
          <table:table-cell office:value-type="float" office:value="0" table:style-name="ce5">
            <text:p>0.0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1119.31" table:style-name="Default_1">
            <text:p>1119.3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566.6" table:style-name="ce5">
            <text:p>566.6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3</text:p>
          </table:table-cell>
          <table:table-cell office:value-type="float" office:value="1575.56" table:style-name="Default_1">
            <text:p>1575.5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1140.9000000000001" table:style-name="ce5">
            <text:p>1140.9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float" office:value="1262.81" table:style-name="Default_1">
            <text:p>1262.8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</text:p>
          </table:table-cell>
          <table:table-cell office:value-type="float" office:value="1587.1" table:style-name="ce1">
            <text:p>1587.1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float" office:value="1887.91" table:style-name="Default_1">
            <text:p>1887.9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</text:p>
          </table:table-cell>
          <table:table-cell office:value-type="float" office:value="1327.5" table:style-name="ce1">
            <text:p>1327.5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string" table:style-name="Default_1">
            <text:p>1966,4(?)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</text:p>
          </table:table-cell>
          <table:table-cell office:value-type="float" office:value="1923.45" table:style-name="ce1">
            <text:p>1923.45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</text:p>
          </table:table-cell>
          <table:table-cell office:value-type="float" office:value="2335.36" table:style-name="Default_1">
            <text:p>2335.3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260" table:style-name="ce1">
            <text:p>226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2136.39" table:style-name="Default_1">
            <text:p>2136.39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</text:p>
          </table:table-cell>
          <table:table-cell office:value-type="float" office:value="2372.8000000000002" table:style-name="ce1">
            <text:p>2372.8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2739.9" table:style-name="Default_1">
            <text:p>2739.9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8</text:p>
          </table:table-cell>
          <table:table-cell office:value-type="float" office:value="3232.7" table:style-name="ce1">
            <text:p>3232.7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</text:p>
          </table:table-cell>
          <table:table-cell office:value-type="float" office:value="4153.3" table:style-name="ce1">
            <text:p>4153.3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</text:p>
          </table:table-cell>
          <table:table-cell office:value-type="float" office:value="3202.3" table:style-name="Default_1">
            <text:p>3202.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2</text:p>
          </table:table-cell>
          <table:table-cell office:value-type="float" office:value="5166.3" table:style-name="ce1">
            <text:p>5166.3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3088.97" table:style-name="Default_1">
            <text:p>3088.9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</text:p>
          </table:table-cell>
          <table:table-cell office:value-type="float" office:value="6194.6" table:style-name="ce1">
            <text:p>6194.6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</text:p>
          </table:table-cell>
          <table:table-cell office:value-type="float" office:value="6384" table:style-name="ce1">
            <text:p>6384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</text:p>
          </table:table-cell>
          <table:table-cell office:value-type="float" office:value="4137.6000000000004" table:style-name="Default_1">
            <text:p>4137.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5</text:p>
          </table:table-cell>
          <table:table-cell office:value-type="float" office:value="6874.2" table:style-name="ce1">
            <text:p>6874.2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0</text:p>
          </table:table-cell>
          <table:table-cell office:value-type="float" office:value="4068.7" table:style-name="Default_1">
            <text:p>4068.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6</text:p>
          </table:table-cell>
          <table:table-cell office:value-type="float" office:value="7114.9" table:style-name="ce1">
            <text:p>7114.9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2</text:p>
          </table:table-cell>
          <table:table-cell office:value-type="float" office:value="5135.8999999999996" table:style-name="Default_1">
            <text:p>5135.9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31.56" table:style-name="ce1">
            <text:p>31.56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1/2</text:p>
          </table:table-cell>
          <table:table-cell office:value-type="float" office:value="786.52" table:style-name="ce1">
            <text:p>786.52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/2</text:p>
          </table:table-cell>
          <table:table-cell office:value-type="float" office:value="864.54" table:style-name="ce1">
            <text:p>864.54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5/2</text:p>
          </table:table-cell>
          <table:table-cell office:value-type="float" office:value="1773" table:style-name="ce1">
            <text:p>1773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/2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5/2</text:p>
          </table:table-cell>
          <table:table-cell office:value-type="float" office:value="1969.83" table:style-name="ce1">
            <text:p>1969.8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/2</text:p>
          </table:table-cell>
          <table:table-cell office:value-type="float" office:value="1863.57" table:style-name="ce1">
            <text:p>1863.57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50.12" table:style-name="Default_1">
            <text:p>50.1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/2</text:p>
          </table:table-cell>
          <table:table-cell office:value-type="float" office:value="2283.6999999999998" table:style-name="ce1">
            <text:p>2283.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9/2</text:p>
          </table:table-cell>
          <table:table-cell office:value-type="float" office:value="2695.98" table:style-name="ce1">
            <text:p>2695.9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/2</text:p>
          </table:table-cell>
          <table:table-cell office:value-type="float" office:value="2742.17" table:style-name="ce1">
            <text:p>2742.17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1/2</text:p>
          </table:table-cell>
          <table:table-cell office:value-type="float" office:value="854" table:style-name="Default_1">
            <text:p>85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/2</text:p>
          </table:table-cell>
          <table:table-cell office:value-type="float" office:value="2963.3159999999998" table:style-name="ce1">
            <text:p>2963.316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1/2</text:p>
          </table:table-cell>
          <table:table-cell office:value-type="float" office:value="1176.2" table:style-name="Default_1">
            <text:p>1176.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/2</text:p>
          </table:table-cell>
          <table:table-cell office:value-type="float" office:value="3134.98" table:style-name="ce1">
            <text:p>3134.9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3/2</text:p>
          </table:table-cell>
          <table:table-cell office:value-type="float" office:value="872" table:style-name="Default_1">
            <text:p>87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3/2</text:p>
          </table:table-cell>
          <table:table-cell office:value-type="float" office:value="3382.62" table:style-name="ce1">
            <text:p>3382.62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3/2</text:p>
          </table:table-cell>
          <table:table-cell office:value-type="float" office:value="1043" table:style-name="Default_1">
            <text:p>104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5/2</text:p>
          </table:table-cell>
          <table:table-cell office:value-type="float" office:value="3600.34" table:style-name="ce1">
            <text:p>3600.34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5/2</text:p>
          </table:table-cell>
          <table:table-cell office:value-type="float" office:value="1758.5" table:style-name="Default_1">
            <text:p>1758.5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5/2</text:p>
          </table:table-cell>
          <table:table-cell office:value-type="float" office:value="4161.3500000000004" table:style-name="ce1">
            <text:p>4161.3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5/2</text:p>
          </table:table-cell>
          <table:table-cell office:value-type="float" office:value="1941" table:style-name="Default_1">
            <text:p>194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3/2</text:p>
          </table:table-cell>
          <table:table-cell office:value-type="float" office:value="3618.75" table:style-name="ce1">
            <text:p>3618.7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7/2</text:p>
          </table:table-cell>
          <table:table-cell office:value-type="float" office:value="1884" table:style-name="Default_1">
            <text:p>188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7/2</text:p>
          </table:table-cell>
          <table:table-cell office:value-type="float" office:value="4384.82" table:style-name="ce1">
            <text:p>4384.82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7/2</text:p>
          </table:table-cell>
          <table:table-cell office:value-type="float" office:value="4713.09" table:style-name="ce1">
            <text:p>4713.0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9/2</text:p>
          </table:table-cell>
          <table:table-cell office:value-type="float" office:value="5253.77" table:style-name="ce1">
            <text:p>5253.7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1/2</text:p>
          </table:table-cell>
          <table:table-cell office:value-type="float" office:value="3018" table:style-name="Default_1">
            <text:p>3018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9/2</text:p>
          </table:table-cell>
          <table:table-cell office:value-type="float" office:value="4550.72" table:style-name="ce1">
            <text:p>4550.72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5/2</text:p>
          </table:table-cell>
          <table:table-cell office:value-type="float" office:value="3958" table:style-name="Default_1">
            <text:p>3958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1/2</text:p>
          </table:table-cell>
          <table:table-cell office:value-type="float" office:value="5302.51" table:style-name="ce1">
            <text:p>5302.51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1/2</text:p>
          </table:table-cell>
          <table:table-cell office:value-type="float" office:value="5857.67" table:style-name="ce1">
            <text:p>5857.6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0</text:p>
          </table:table-cell>
          <table:table-cell table:style-name="Default_1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3/2</text:p>
          </table:table-cell>
          <table:table-cell office:value-type="float" office:value="5670.12" table:style-name="ce1">
            <text:p>5670.12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751.75" table:style-name="Default_1">
            <text:p>751.75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3/2</text:p>
          </table:table-cell>
          <table:table-cell office:value-type="float" office:value="6368.35" table:style-name="ce1">
            <text:p>6368.3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1421.77" table:style-name="Default_1">
            <text:p>1421.7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7/2</text:p>
          </table:table-cell>
          <table:table-cell office:value-type="float" office:value="6945.82" table:style-name="ce1">
            <text:p>6945.82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3</text:p>
          </table:table-cell>
          <table:table-cell table:style-name="Default_1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1/2</text:p>
          </table:table-cell>
          <table:table-cell office:value-type="float" office:value="8354.9500000000007" table:style-name="ce1">
            <text:p>8354.95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40.54" table:style-name="ce1">
            <text:p>740.54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1495.04" table:style-name="ce1">
            <text:p>1495.04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</text:p>
          </table:table-cell>
          <table:table-cell office:value-type="float" office:value="2091.9" table:style-name="ce1">
            <text:p>2091.9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2669.88" table:style-name="Default_1">
            <text:p>2669.8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</text:p>
          </table:table-cell>
          <table:table-cell office:value-type="float" office:value="1654.83" table:style-name="ce1">
            <text:p>1654.83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</text:p>
          </table:table-cell>
          <table:table-cell office:value-type="float" office:value="2100.6999999999998" table:style-name="ce1">
            <text:p>2100.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</text:p>
          </table:table-cell>
          <table:table-cell office:value-type="float" office:value="2100.6999999999998" table:style-name="ce1">
            <text:p>2100.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</text:p>
          </table:table-cell>
          <table:table-cell table:style-name="Default_1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</text:p>
          </table:table-cell>
          <table:table-cell office:value-type="float" office:value="2672" table:style-name="ce1">
            <text:p>2672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3298.44" table:style-name="Default_1">
            <text:p>3298.4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100.6999999999998" table:style-name="ce1">
            <text:p>2100.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3532.64" table:style-name="Default_1">
            <text:p>3532.6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626.8" table:style-name="ce1">
            <text:p>2626.8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963.01" table:style-name="ce1">
            <text:p>2963.01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4418.5600000000004" table:style-name="Default_1">
            <text:p>4418.5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3187.61" table:style-name="ce1">
            <text:p>3187.6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0" table:style-name="Default_1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5396.4" table:style-name="Default_1">
            <text:p>5396.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3213.43" table:style-name="ce1">
            <text:p>3213.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</text:p>
          </table:table-cell>
          <table:table-cell office:value-type="float" office:value="4063.7" table:style-name="ce1">
            <text:p>4063.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8</text:p>
          </table:table-cell>
          <table:table-cell office:value-type="float" office:value="3212.91" table:style-name="ce1">
            <text:p>3212.91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7/2</text:p>
          </table:table-cell>
          <table:table-cell office:value-type="float" office:value="200.91" table:style-name="Default_1">
            <text:p>200.9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8</text:p>
          </table:table-cell>
          <table:table-cell office:value-type="float" office:value="3484.63" table:style-name="ce1">
            <text:p>3484.63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8</text:p>
          </table:table-cell>
          <table:table-cell office:value-type="float" office:value="3816.14" table:style-name="ce1">
            <text:p>3816.14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8</text:p>
          </table:table-cell>
          <table:table-cell office:value-type="float" office:value="4063.7" table:style-name="ce1">
            <text:p>4063.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1/2</text:p>
          </table:table-cell>
          <table:table-cell office:value-type="float" office:value="1124.8800000000001" table:style-name="Default_1">
            <text:p>1124.8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</text:p>
          </table:table-cell>
          <table:table-cell office:value-type="float" office:value="4195.18" table:style-name="ce1">
            <text:p>4195.18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3/2</text:p>
          </table:table-cell>
          <table:table-cell office:value-type="float" office:value="1069.42" table:style-name="Default_1">
            <text:p>1069.42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</text:p>
          </table:table-cell>
          <table:table-cell office:value-type="float" office:value="4358.17" table:style-name="ce1">
            <text:p>4358.17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0</text:p>
          </table:table-cell>
          <table:table-cell office:value-type="float" office:value="4611.1499999999996" table:style-name="ce1">
            <text:p>4611.15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17/2</text:p>
          </table:table-cell>
          <table:table-cell office:value-type="float" office:value="2201.9" table:style-name="Default_1">
            <text:p>2201.9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2</text:p>
          </table:table-cell>
          <table:table-cell office:value-type="float" office:value="5272.37" table:style-name="ce1">
            <text:p>5272.37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1/2</text:p>
          </table:table-cell>
          <table:table-cell office:value-type="float" office:value="2894.1" table:style-name="Default_1">
            <text:p>2894.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2</text:p>
          </table:table-cell>
          <table:table-cell office:value-type="float" office:value="5387.58" table:style-name="ce1">
            <text:p>5387.58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</text:p>
          </table:table-cell>
          <table:table-cell office:value-type="float" office:value="5959.27" table:style-name="ce1">
            <text:p>5959.27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2</text:p>
          </table:table-cell>
          <table:table-cell office:value-type="float" office:value="1057" table:style-name="Default_1">
            <text:p>105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</text:p>
          </table:table-cell>
          <table:table-cell office:value-type="float" office:value="6206.95" table:style-name="ce1">
            <text:p>6206.95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4</text:p>
          </table:table-cell>
          <table:table-cell office:value-type="float" office:value="2139.59" table:style-name="Default_1">
            <text:p>2139.59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5</text:p>
          </table:table-cell>
          <table:table-cell office:value-type="float" office:value="6549.44" table:style-name="ce1">
            <text:p>6549.44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6</text:p>
          </table:table-cell>
          <table:table-cell office:value-type="float" office:value="2810.8" table:style-name="Default_1">
            <text:p>2810.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6</text:p>
          </table:table-cell>
          <table:table-cell office:value-type="float" office:value="6944.73" table:style-name="ce1">
            <text:p>6944.73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8</text:p>
          </table:table-cell>
          <table:table-cell office:value-type="float" office:value="2887.8" table:style-name="Default_1">
            <text:p>2887.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6</text:p>
          </table:table-cell>
          <table:table-cell office:value-type="float" office:value="6947.96" table:style-name="ce1">
            <text:p>6947.9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0" table:style-name="Default_1">
            <text:p>0</text:p>
          </table:table-cell>
          <table:table-cell office:value-type="string" table:style-name="ce3">
            <text:p>9/2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6</text:p>
          </table:table-cell>
          <table:table-cell office:value-type="float" office:value="7322.79" table:style-name="ce1">
            <text:p>7322.79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</text:p>
          </table:table-cell>
          <table:table-cell office:value-type="float" office:value="7765.43" table:style-name="ce1">
            <text:p>7765.43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8</text:p>
          </table:table-cell>
          <table:table-cell office:value-type="float" office:value="8127.33" table:style-name="ce1">
            <text:p>8127.33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418" table:style-name="Default_1">
            <text:p>41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9</text:p>
          </table:table-cell>
          <table:table-cell office:value-type="float" office:value="8968.1" table:style-name="ce1">
            <text:p>8968.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3" table:style-name="Default_1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0</text:p>
          </table:table-cell>
          <table:table-cell office:value-type="float" office:value="9400.24" table:style-name="ce1">
            <text:p>9400.24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4" table:style-name="Default_1">
            <text:p>4</text:p>
          </table:table-cell>
          <table:table-cell office:value-type="float" office:value="1056" table:style-name="Default_1">
            <text:p>1056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118.8" table:style-name="ce1">
            <text:p>118.8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5" table:style-name="Default_1">
            <text:p>5</text:p>
          </table:table-cell>
          <table:table-cell office:value-type="float" office:value="1180" table:style-name="Default_1">
            <text:p>1180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6" table:style-name="Default_1">
            <text:p>6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1/2</text:p>
          </table:table-cell>
          <table:table-cell office:value-type="float" office:value="1000.7" table:style-name="ce1">
            <text:p>1000.7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7" table:style-name="Default_1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1/2</text:p>
          </table:table-cell>
          <table:table-cell office:value-type="float" office:value="1645.8" table:style-name="ce1">
            <text:p>1645.8</text:p>
          </table:table-cell>
          <table:table-cell table:number-columns-repeated="16373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8" table:style-name="Default_1">
            <text:p>8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/2</text:p>
          </table:table-cell>
          <table:table-cell office:value-type="float" office:value="1016.4" table:style-name="ce1">
            <text:p>1016.4</text:p>
          </table:table-cell>
          <table:table-cell table:number-columns-repeated="16373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9" table:style-name="Default_1">
            <text:p>9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/2</text:p>
          </table:table-cell>
          <table:table-cell office:value-type="float" office:value="2096.4" table:style-name="ce1">
            <text:p>2096.4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7/2</text:p>
          </table:table-cell>
          <table:table-cell office:value-type="float" office:value="2415.8000000000002" table:style-name="ce1">
            <text:p>2415.8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1/2</text:p>
          </table:table-cell>
          <table:table-cell office:value-type="float" office:value="2583.6999999999998" table:style-name="ce1">
            <text:p>2583.7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3/2</text:p>
          </table:table-cell>
          <table:table-cell office:value-type="float" office:value="3134" table:style-name="ce1">
            <text:p>3134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0" table:style-name="Default_1">
            <text:p>0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5/2</text:p>
          </table:table-cell>
          <table:table-cell office:value-type="float" office:value="3558.4" table:style-name="ce1">
            <text:p>3558.4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5/2</text:p>
          </table:table-cell>
          <table:table-cell office:value-type="float" office:value="3716.7" table:style-name="ce1">
            <text:p>3716.7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7/2</text:p>
          </table:table-cell>
          <table:table-cell office:value-type="float" office:value="4260.6000000000004" table:style-name="ce1">
            <text:p>4260.6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129.52000000000001" table:style-name="Default_1">
            <text:p>129.52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9/2</text:p>
          </table:table-cell>
          <table:table-cell office:value-type="float" office:value="4649.1000000000004" table:style-name="ce1">
            <text:p>4649.1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9/2</text:p>
          </table:table-cell>
          <table:table-cell office:value-type="float" office:value="4980.7" table:style-name="ce1">
            <text:p>4980.7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1/2</text:p>
          </table:table-cell>
          <table:table-cell office:value-type="float" office:value="5251" table:style-name="ce1">
            <text:p>5251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3/2</text:p>
          </table:table-cell>
          <table:table-cell office:value-type="float" office:value="5643" table:style-name="ce1">
            <text:p>5643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251.15" table:style-name="Default_1">
            <text:p>251.15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5/2</text:p>
          </table:table-cell>
          <table:table-cell office:value-type="float" office:value="6470.6" table:style-name="ce1">
            <text:p>6470.6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7/2</text:p>
          </table:table-cell>
          <table:table-cell office:value-type="float" office:value="6755.9" table:style-name="ce1">
            <text:p>6755.9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0</text:p>
          </table:table-cell>
          <table:table-cell office:value-type="float" office:value="1979" table:style-name="ce1">
            <text:p>1979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710" table:style-name="Default_1">
            <text:p>710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0</text:p>
          </table:table-cell>
          <table:table-cell office:value-type="float" office:value="2450" table:style-name="ce1">
            <text:p>2450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948.02" table:style-name="ce1">
            <text:p>948.02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1896.53" table:style-name="ce1">
            <text:p>1896.53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2534.1" table:style-name="ce1">
            <text:p>2534.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873.7" table:style-name="Default_1">
            <text:p>873.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2613" table:style-name="ce1">
            <text:p>2613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</text:p>
          </table:table-cell>
          <table:table-cell office:value-type="float" office:value="3147.9" table:style-name="ce1">
            <text:p>3147.9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4</text:p>
          </table:table-cell>
          <table:table-cell office:value-type="float" office:value="2002.12" table:style-name="ce1">
            <text:p>2002.12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811.69" table:style-name="ce1">
            <text:p>2811.69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1441.4" table:style-name="Default_1">
            <text:p>1441.4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6</text:p>
          </table:table-cell>
          <table:table-cell office:value-type="float" office:value="2946.89" table:style-name="ce1">
            <text:p>2946.89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874.81" table:style-name="ce1">
            <text:p>2874.8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106.2" table:style-name="ce1">
            <text:p>3106.2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1720.9" table:style-name="Default_1">
            <text:p>1720.9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594.25" table:style-name="ce1">
            <text:p>4594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594.25" table:style-name="ce1">
            <text:p>4594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789.37" table:style-name="ce1">
            <text:p>4789.3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2484.4" table:style-name="Default_1">
            <text:p>2484.4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078.91" table:style-name="ce1">
            <text:p>4078.9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192.5200000000004" table:style-name="ce1">
            <text:p>4192.52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2777.3" table:style-name="Default_1">
            <text:p>2777.3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895.1400000000003" table:style-name="ce1">
            <text:p>4895.1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499.42" table:style-name="ce1">
            <text:p>5499.4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3/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555.8599999999997" table:style-name="ce1">
            <text:p>4555.86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4009.3" table:style-name="Default_1">
            <text:p>4009.3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5377.24" table:style-name="ce1">
            <text:p>5377.24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5863.75" table:style-name="ce1">
            <text:p>5863.7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064.89" table:style-name="ce1">
            <text:p>6064.8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621.6" table:style-name="ce1">
            <text:p>5621.6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625.02" table:style-name="ce1">
            <text:p>5625.02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903.02" table:style-name="ce1">
            <text:p>5903.02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148.16" table:style-name="ce1">
            <text:p>6148.16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746.1" table:style-name="ce1">
            <text:p>6746.1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/2</text:p>
          </table:table-cell>
          <table:table-cell office:value-type="float" office:value="1362.01" table:style-name="ce1">
            <text:p>1362.01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/2</text:p>
          </table:table-cell>
          <table:table-cell office:value-type="float" office:value="2537" table:style-name="ce1">
            <text:p>253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3/2</text:p>
          </table:table-cell>
          <table:table-cell office:value-type="float" office:value="2537" table:style-name="ce1">
            <text:p>253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5/2</text:p>
          </table:table-cell>
          <table:table-cell office:value-type="float" office:value="3645" table:style-name="ce1">
            <text:p>3645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4683" table:style-name="ce1">
            <text:p>468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1639.95" table:style-name="ce1">
            <text:p>1639.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2566" table:style-name="ce1">
            <text:p>256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7/2</text:p>
          </table:table-cell>
          <table:table-cell office:value-type="float" office:value="2716.44" table:style-name="ce1">
            <text:p>2716.4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1639.95" table:style-name="ce1">
            <text:p>1639.9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1902.49" table:style-name="ce1">
            <text:p>1902.49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2233.69" table:style-name="ce1">
            <text:p>2233.69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9/2</text:p>
          </table:table-cell>
          <table:table-cell office:value-type="float" office:value="2345" table:style-name="ce1">
            <text:p>234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1/2</text:p>
          </table:table-cell>
          <table:table-cell office:value-type="float" office:value="2781.12" table:style-name="ce1">
            <text:p>2781.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1/2</text:p>
          </table:table-cell>
          <table:table-cell office:value-type="float" office:value="2887.5" table:style-name="ce1">
            <text:p>2887.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string" table:style-name="Default_1">
            <text:p>f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3/2</text:p>
          </table:table-cell>
          <table:table-cell office:value-type="float" office:value="1414.11" table:style-name="ce1">
            <text:p>1414.11</text:p>
          </table:table-cell>
          <table:table-cell table:number-columns-repeated="16373" table:style-name="ce1"/>
        </table:table-row>
        <table:table-row table:number-rows-repeated="4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 table:style-name="ce1"/>
        </table:table-row>
        <table:table-row table:number-rows-repeated="4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</text:p>
          </table:table-cell>
          <table:table-cell office:value-type="string" table:style-name="Default_1">
            <text:p>f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number-rows-repeated="8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number-rows-repeated="10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6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570.20000000000005" table:style-name="Default_1">
            <text:p>570.2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3"/>
          <table:table-cell table:number-columns-repeated="16374"/>
        </table:table-row>
        <table:table-row table:number-rows-repeated="6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8</text:p>
          </table:table-cell>
          <table:table-cell office:value-type="float" office:value="865.2" table:style-name="Default_1">
            <text:p>865.2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7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8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</text:p>
          </table:table-cell>
          <table:table-cell office:value-type="float" office:value="1201.7" table:style-name="Default_1">
            <text:p>1201.7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8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0</text:p>
          </table:table-cell>
          <table:table-cell office:value-type="float" office:value="1707.4" table:style-name="Default_1">
            <text:p>1707.4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4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0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</text:p>
          </table:table-cell>
          <table:table-cell office:value-type="float" office:value="1991.2" table:style-name="Default_1">
            <text:p>1991.2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3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2774.5" table:style-name="Default_1">
            <text:p>2774.5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2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</text:p>
          </table:table-cell>
          <table:table-cell office:value-type="float" office:value="2986.5" table:style-name="Default_1">
            <text:p>2986.5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2"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4</text:p>
          </table:table-cell>
          <table:table-cell office:value-type="float" office:value="4041.9" table:style-name="Default_1">
            <text:p>4041.9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</text:p>
          </table:table-cell>
          <table:table-cell office:value-type="float" office:value="4151.2" table:style-name="Default_1">
            <text:p>4151.2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/2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5" table:style-name="ce1"/>
          <table:table-cell table:style-name="ce4"/>
          <table:table-cell table:number-columns-repeated="16374"/>
        </table:table-row>
        <table:table-row table:number-rows-repeated="9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16380" table:style-name="ce1"/>
        </table:table-row>
        <table:table-row table:number-rows-repeated="11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15.44" table:style-name="Default_1">
            <text:p>15.44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649.79" table:style-name="Default_1">
            <text:p>649.79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1491.05" table:style-name="Default_1">
            <text:p>1491.05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0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2487.0500000000002" table:style-name="Default_1">
            <text:p>2487.05</text:p>
          </table:table-cell>
          <table:table-cell table:number-columns-repeated="16380"/>
        </table:table-row>
        <table:table-row table:number-rows-repeated="8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6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3510.94" table:style-name="Default_1">
            <text:p>3510.94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9/2</text:p>
          </table:table-cell>
          <table:table-cell office:value-type="float" office:value="4568.8999999999996" table:style-name="Default_1">
            <text:p>4568.9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3/2</text:p>
          </table:table-cell>
          <table:table-cell office:value-type="float" office:value="5794.06" table:style-name="Default_1">
            <text:p>5794.06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97.46" table:style-name="Default_1">
            <text:p>97.46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9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6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8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6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number-rows-repeated="17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6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26.3" table:style-name="Default_1">
            <text:p>26.3</text:p>
          </table:table-cell>
          <table:table-cell table:number-columns-repeated="16380"/>
        </table:table-row>
        <table:table-row table:number-rows-repeated="16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8</text:p>
          </table:table-cell>
          <table:table-cell office:value-type="float" office:value="274.39999999999998" table:style-name="Default_1">
            <text:p>274.4</text:p>
          </table:table-cell>
          <table:table-cell table:number-columns-repeated="16380"/>
        </table:table-row>
        <table:table-row table:number-rows-repeated="15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8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</text:p>
          </table:table-cell>
          <table:table-cell office:value-type="float" office:value="724.7" table:style-name="Default_1">
            <text:p>724.7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0</text:p>
          </table:table-cell>
          <table:table-cell office:value-type="float" office:value="1134.0999999999999" table:style-name="Default_1">
            <text:p>1134.1</text:p>
          </table:table-cell>
          <table:table-cell table:number-columns-repeated="16380"/>
        </table:table-row>
        <table:table-row table:number-rows-repeated="10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0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</text:p>
          </table:table-cell>
          <table:table-cell office:value-type="float" office:value="1601.1" table:style-name="Default_1">
            <text:p>1601.1</text:p>
          </table:table-cell>
          <table:table-cell table:number-columns-repeated="16380"/>
        </table:table-row>
        <table:table-row table:number-rows-repeated="8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2211.5" table:style-name="Default_1">
            <text:p>2211.5</text:p>
          </table:table-cell>
          <table:table-cell table:number-columns-repeated="16380"/>
        </table:table-row>
        <table:table-row table:number-rows-repeated="6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</text:p>
          </table:table-cell>
          <table:table-cell office:value-type="float" office:value="2684" table:style-name="Default_1">
            <text:p>2684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4</text:p>
          </table:table-cell>
          <table:table-cell office:value-type="float" office:value="3468.2" table:style-name="Default_1">
            <text:p>3468.2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4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</text:p>
          </table:table-cell>
          <table:table-cell office:value-type="float" office:value="3902.4" table:style-name="Default_1">
            <text:p>3902.4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</text:p>
          </table:table-cell>
          <table:table-cell office:value-type="float" office:value="3987.4" table:style-name="Default_1">
            <text:p>3987.4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6</text:p>
          </table:table-cell>
          <table:table-cell office:value-type="float" office:value="4840.6000000000004" table:style-name="Default_1">
            <text:p>4840.6</text:p>
          </table:table-cell>
          <table:table-cell table:number-columns-repeated="16380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</text:p>
          </table:table-cell>
          <table:table-cell office:value-type="float" office:value="5274.1" table:style-name="Default_1">
            <text:p>5274.1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8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266.89999999999998" table:style-name="Default_1">
            <text:p>266.9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3.9" table:style-name="Default_1">
            <text:p>3.9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995.4" table:style-name="Default_1">
            <text:p>995.4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1051.5" table:style-name="Default_1">
            <text:p>1051.5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784.5" table:style-name="Default_1">
            <text:p>784.5</text:p>
          </table:table-cell>
          <table:table-cell table:number-columns-repeated="16380"/>
        </table:table-row>
        <table:table-row table:number-rows-repeated="14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1954.4" table:style-name="Default_1">
            <text:p>1954.4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2114.5" table:style-name="Default_1">
            <text:p>2114.5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2307.8000000000002" table:style-name="Default_1">
            <text:p>2307.8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1737.1" table:style-name="Default_1">
            <text:p>1737.1</text:p>
          </table:table-cell>
          <table:table-cell table:number-columns-repeated="16380"/>
        </table:table-row>
        <table:table-row table:number-rows-repeated="12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2490.8000000000002" table:style-name="Default_1">
            <text:p>2490.8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2861.2" table:style-name="Default_1">
            <text:p>2861.2</text:p>
          </table:table-cell>
          <table:table-cell table:number-columns-repeated="16380"/>
        </table:table-row>
        <table:table-row table:number-rows-repeated="7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3/2</text:p>
          </table:table-cell>
          <table:table-cell office:value-type="float" office:value="3219.7" table:style-name="Default_1">
            <text:p>3219.7</text:p>
          </table:table-cell>
          <table:table-cell table:number-columns-repeated="16380"/>
        </table:table-row>
        <table:table-row table:number-rows-repeated="5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3445.9" table:style-name="Default_1">
            <text:p>3445.9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3741.9" table:style-name="Default_1">
            <text:p>3741.9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3869" table:style-name="Default_1">
            <text:p>3869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7/2</text:p>
          </table:table-cell>
          <table:table-cell office:value-type="float" office:value="4301.1000000000004" table:style-name="Default_1">
            <text:p>4301.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9/2</text:p>
          </table:table-cell>
          <table:table-cell office:value-type="float" office:value="4591.7" table:style-name="Default_1">
            <text:p>4591.7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9/2</text:p>
          </table:table-cell>
          <table:table-cell office:value-type="float" office:value="4939.8" table:style-name="Default_1">
            <text:p>4939.8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1/2</text:p>
          </table:table-cell>
          <table:table-cell office:value-type="float" office:value="5620.29" table:style-name="Default_1">
            <text:p>5620.29</text:p>
          </table:table-cell>
          <table:table-cell table:number-columns-repeated="16380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3/2</text:p>
          </table:table-cell>
          <table:table-cell office:value-type="float" office:value="5841" table:style-name="Default_1">
            <text:p>584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0" table:style-name="Default_1">
            <text:p>0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1" table:style-name="Default_1">
            <text:p>1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6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8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3" table:style-name="Default_1">
            <text:p>3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9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4" table:style-name="Default_1">
            <text:p>4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9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5" table:style-name="Default_1">
            <text:p>5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10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6" table:style-name="Default_1">
            <text:p>6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9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7" table:style-name="Default_1">
            <text:p>7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8" table:style-name="Default_1">
            <text:p>8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number-rows-repeated="7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8" table:style-name="Default_1">
            <text:p>8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9" table:style-name="Default_1">
            <text:p>9</text:p>
          </table:table-cell>
          <table:table-cell office:value-type="float" office:value="610" table:style-name="Default_1">
            <text:p>610</text:p>
          </table:table-cell>
          <table:table-cell table:number-columns-repeated="16380"/>
        </table:table-row>
        <table:table-row table:number-rows-repeated="6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9" table:style-name="Default_1">
            <text:p>9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10" table:style-name="Default_1">
            <text:p>10</text:p>
          </table:table-cell>
          <table:table-cell office:value-type="float" office:value="1089.4100000000001" table:style-name="Default_1">
            <text:p>1089.41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10" table:style-name="Default_1">
            <text:p>10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11" table:style-name="Default_1">
            <text:p>11</text:p>
          </table:table-cell>
          <table:table-cell office:value-type="float" office:value="1675.1" table:style-name="Default_1">
            <text:p>1675.1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float" office:value="11" table:style-name="Default_1">
            <text:p>11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2077.33" table:style-name="Default_1">
            <text:p>2077.33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2483" table:style-name="Default_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</text:p>
          </table:table-cell>
          <table:table-cell office:value-type="float" office:value="2770.33" table:style-name="Default_1">
            <text:p>2770.33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4</text:p>
          </table:table-cell>
          <table:table-cell office:value-type="float" office:value="3442.2" table:style-name="Default_1">
            <text:p>3442.2</text:p>
          </table:table-cell>
          <table:table-cell table:number-columns-repeated="16380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</text:p>
          </table:table-cell>
          <table:table-cell office:value-type="float" office:value="3671.4" table:style-name="Default_1">
            <text:p>3671.4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float" office:value="658.6" table:style-name="Default_1">
            <text:p>658.6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9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1/2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1003.41" table:style-name="Default_1">
            <text:p>1003.41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2136" table:style-name="Default_1">
            <text:p>2136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5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1935.29" table:style-name="Default_1">
            <text:p>1935.29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7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2522.98" table:style-name="Default_1">
            <text:p>2522.98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9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2192.92" table:style-name="Default_1">
            <text:p>2192.92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1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3/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5/2</text:p>
          </table:table-cell>
          <table:table-cell office:value-type="float" office:value="3402.99" table:style-name="Default_1">
            <text:p>3402.99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0</text:p>
          </table:table-cell>
          <table:table-cell table:style-name="Default_1"/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1</text:p>
          </table:table-cell>
          <table:table-cell office:value-type="float" office:value="382.01" table:style-name="Default_1">
            <text:p>382.01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2</text:p>
          </table:table-cell>
          <table:table-cell office:value-type="float" office:value="-1" table:style-name="Default_1">
            <text:p>-1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3</text:p>
          </table:table-cell>
          <table:table-cell office:value-type="string" table:style-name="Default_1">
            <text:p>f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4</text:p>
          </table:table-cell>
          <table:table-cell office:value-type="float" office:value="328" table:style-name="Default_1">
            <text:p>328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5</text:p>
          </table:table-cell>
          <table:table-cell office:value-type="float" office:value="285.3" table:style-name="Default_1">
            <text:p>285.3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6</text:p>
          </table:table-cell>
          <table:table-cell office:value-type="float" office:value="122.37" table:style-name="Default_1">
            <text:p>122.37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7</text:p>
          </table:table-cell>
          <table:table-cell office:value-type="float" office:value="171.1" table:style-name="Default_1">
            <text:p>171.1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string" table:style-name="ce3">
            <text:p>8</text:p>
          </table:table-cell>
          <table:table-cell office:value-type="float" office:value="0" table:style-name="Default_1">
            <text:p>0</text:p>
          </table:table-cell>
          <table:table-cell table:number-columns-repeated="16380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1" table:style-name="Default_1">
            <text:p>1</text:p>
          </table:table-cell>
          <table:table-cell office:value-type="float" office:value="9" table:style-name="Default_1">
            <text:p>9</text:p>
          </table:table-cell>
          <table:table-cell office:value-type="float" office:value="812.9" table:style-name="Default_1">
            <text:p>812.9</text:p>
          </table:table-cell>
          <table:table-cell table:number-columns-repeated="16380"/>
        </table:table-row>
        <table:table-row table:number-rows-repeated="271" table:style-name="ro1">
          <table:table-cell table:number-columns-repeated="2" table:style-name="Default_1"/>
          <table:table-cell table:style-name="ce3"/>
          <table:table-cell table:style-name="Default_1"/>
          <table:table-cell table:number-columns-repeated="16380"/>
        </table:table-row>
        <table:table-row table:number-rows-repeated="1047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ah jbayli</meta:initial-creator>
    <dc:creator>marah jbayli</dc:creator>
    <meta:creation-date>2024-09-25T14:50:46Z</meta:creation-date>
    <dc:date>2024-10-08T19:54:22Z</dc:date>
    <meta:editing-cycles>2</meta:editing-cycles>
    <meta:editing-duration>PT1398S</meta:editing-duration>
  </office:meta>
</office:document-meta>
</file>